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in" fo:line-height="200%" fo:text-align="center" style:justify-single-word="false" fo:text-indent="0.5in" style:auto-text-indent="true"/>
      <style:text-properties officeooo:rsid="0007cb03" officeooo:paragraph-rsid="0007cb03"/>
    </style:style>
    <style:style style:name="P2" style:family="paragraph" style:parent-style-name="Standard">
      <style:paragraph-properties fo:margin-left="0in" fo:margin-right="0in" fo:line-height="200%" fo:text-align="start" style:justify-single-word="false" fo:text-indent="0.5in" style:auto-text-indent="true"/>
      <style:text-properties officeooo:rsid="0007cb03" officeooo:paragraph-rsid="0007cb03"/>
    </style:style>
    <style:style style:name="P3" style:family="paragraph" style:parent-style-name="Standard">
      <style:paragraph-properties fo:margin-left="0in" fo:margin-right="0in" fo:line-height="200%" fo:text-align="center" style:justify-single-word="false" fo:text-indent="0.5in" style:auto-text-indent="true"/>
      <style:text-properties fo:font-style="italic" style:font-style-asian="italic" style:font-style-complex="italic"/>
    </style:style>
    <style:style style:name="P4" style:family="paragraph" style:parent-style-name="Standard">
      <style:paragraph-properties fo:margin-left="0in" fo:margin-right="0in" fo:line-height="200%" fo:text-align="start" style:justify-single-word="false" fo:text-indent="0.5in" style:auto-text-indent="true"/>
      <style:text-properties officeooo:rsid="0007df54" officeooo:paragraph-rsid="0007df54"/>
    </style:style>
    <style:style style:name="T1" style:family="text">
      <style:text-properties officeooo:rsid="0007df5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ternity - </text:span>Ecclesiastes 3:13-14</text:p>
      <text:p text:style-name="P3">I perceived that whatever God does endures forever; nothing can be added to it, nor anything taken from it. God has done it, so that people fear before him. That which is, already has been; that which is to be, already has been; and God seeks what has been driven away.</text:p>
      <text:p text:style-name="P2">Getting to know God we see His Omniscience (fancy word for knowing everything), we get to see His power, and His eternal...well everything. God is eternal. For us humans it blows our minds, because to us everything has a beginning and an end. If you read the first part of Ecclesiastes 3, you will see things from a human perspective. There is a time to every purpose. Time is not something that God lives by but we humans.</text:p>
      <text:p text:style-name="P2">When it comes to God’s Eternity there was no beginning, He was the beginning of everything. Everything starts with God and with that God has no ending so therefore as Children of God and those of us who are saved will have no ending. We will have life eternal. This body will surely <text:s/>die, our homes will rot away our earthly possessions, if given enough time, will be gone, but God remains forevermore. It is in this hope that our eternity lies. It is in this Glory that we rest our souls on. </text:p>
      <text:p text:style-name="P4">The Triune God that we serve has been there since the beginning. I told some of you that if you could read Hebrew and see the meanings behind some of the letters in the very start of Genesis you will see that it all points to Jesus. Everything God has done since the beginning has been for His Glory. He is eternal, He is powerful, and He is our Savior. God is so much that we cannot possibly put into words how magnificent He truly is. </text:p>
      <text:p text:style-name="P4">None of us here can possibly understand God’s eternal presence. It is this reason we have faith and hope in Him. It is this reason that He stepped down from heaven in the form of man and became that sacrifice for us, so we can enjoy in eternity, even if we never fully understand or grasp it. It does not matter at that point like the song Amazing Grace states, When we’ve been there 10,000 years, Bright shining as the sun, we’ve no less days to sing God’s praise then when we first begun!</text:p>
      <text:p text:style-name="P4">Thank You!</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3T20:41:37.259036880</meta:creation-date>
    <dc:title>Default</dc:title>
    <meta:editing-duration>PT7M5S</meta:editing-duration>
    <meta:editing-cycles>2</meta:editing-cycles>
    <meta:generator>LibreOffice/7.0.4.2$Linux_X86_64 LibreOffice_project/00$Build-2</meta:generator>
    <dc:date>2022-07-23T21:00:22.322347166</dc:date>
    <meta:document-statistic meta:table-count="0" meta:image-count="0" meta:object-count="0" meta:page-count="1" meta:paragraph-count="7" meta:word-count="408" meta:character-count="2153" meta:non-whitespace-character-count="1749"/>
    <meta:template xlink:type="simple" xlink:actuate="onRequest" xlink:title="Default" xlink:href="../../../../../../home/pastorczo13/Templates/Default.ott" meta:date="2022-07-23T20:41:33.457356874"/>
  </office:meta>
</office:document-meta>
</file>